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40000002B074EDBEA.png"/>
  <manifest:file-entry manifest:media-type="image/png" manifest:full-path="Pictures/10000201000002E2000000FBF5EA29B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1.43cm"/>
    </style:style>
    <style:style style:name="pr7" style:family="presentation" style:parent-style-name="Default_20_2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style:font-independent-line-spacing="true"/>
      <style:text-properties fo:font-size="18pt" style:font-size-asian="14pt" style:font-size-complex="14pt"/>
    </style:style>
    <style:style style:name="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9" style:family="paragraph">
      <style:paragraph-properties fo:margin-left="0cm" fo:margin-right="0cm" fo:margin-top="0.353cm" fo:margin-bottom="0cm" fo:line-height="90%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000000" style:text-line-through-style="none" fo:font-family="Calibri" fo:font-size="40pt" fo:letter-spacing="normal" fo:font-style="normal" style:text-underline-style="none" fo:font-weight="bold" style:font-family-asian="'Adobe Fan Heiti Std B'" style:font-pitch-asian="fixed" style:font-size-asian="40pt" style:font-style-asian="normal" style:font-weight-asian="bold" style:font-family-complex="Arial" style:font-family-generic-complex="swiss" style:font-size-complex="40pt" style:font-style-complex="normal" style:font-weight-complex="bold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bold" style:font-family-asian="'Adobe Heiti Std R'" style:font-pitch-asian="fixed" style:font-size-asian="32pt" style:font-style-asian="normal" style:font-weight-asian="bold" style:font-family-complex="Arial" style:font-family-generic-complex="swiss" style:font-size-complex="32pt" style:font-style-complex="normal" style:font-weight-complex="bold"/>
    </style:style>
    <style:style style:name="T3" style:family="text">
      <style:text-properties fo:color="#000000" style:text-line-through-style="none" fo:font-family="Calibri" fo:font-size="20pt" fo:letter-spacing="normal" fo:font-style="normal" style:text-underline-style="none" fo:font-weight="bold" style:font-family-asian="'Adobe Heiti Std R'" style:font-pitch-asian="fixed" style:font-size-asian="20pt" style:font-style-asian="normal" style:font-weight-asian="bold" style:font-family-complex="Arial" style:font-family-generic-complex="swiss" style:font-size-complex="20pt" style:font-style-complex="normal" style:font-weight-complex="bold"/>
    </style:style>
    <style:style style:name="T4" style:family="text">
      <style:text-properties fo:color="#000000" style:text-line-through-style="none" fo:font-family="Calibri" fo:font-size="22pt" fo:letter-spacing="normal" fo:font-style="normal" style:text-underline-style="none" fo:font-weight="bold" style:font-family-asian="'Adobe Heiti Std R'" style:font-pitch-asian="fixed" style:font-size-asian="22pt" style:font-style-asian="normal" style:font-weight-asian="bold" style:font-family-complex="Arial" style:font-family-generic-complex="swiss" style:font-size-complex="22pt" style:font-style-complex="normal" style:font-weight-complex="bold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000000" style:text-line-through-style="none" fo:font-family="'Calibri Light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000000" style:text-line-through-style="none" fo:font-family="'Calibri Ligh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style:text-line-through-style="none" fo:font-family="Calibri" fo:font-size="39pt" fo:letter-spacing="normal" fo:font-style="normal" style:text-underline-style="none" fo:font-weight="bold" style:font-family-asian="'Adobe Heiti Std R'" style:font-pitch-asian="fixed" style:font-size-asian="39pt" style:font-style-asian="normal" style:font-weight-asian="bold" style:font-family-complex="Arial" style:font-family-generic-complex="swiss" style:font-size-complex="39pt" style:font-style-complex="normal" style:font-weight-complex="bold"/>
    </style:style>
    <style:style style:name="T11" style:family="text">
      <style:text-properties fo:color="#000000" style:text-line-through-style="none" fo:font-family="Arial" style:font-family-generic="swiss" fo:font-size="28pt" fo:letter-spacing="normal" fo:font-style="normal" style:text-underline-style="none" fo:font-weight="bold" style:font-family-asian="'Adobe Heiti Std R'" style:font-pitch-asian="fixe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12" style:family="text">
      <style:text-properties fo:color="#000000" style:text-line-through-style="none" fo:font-family="Calibri" fo:font-size="28pt" fo:letter-spacing="normal" fo:font-style="normal" style:text-underline-style="none" fo:font-weight="bold" style:font-family-asian="'Adobe Heiti Std R'" style:font-pitch-asian="fixe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001cm" text:min-label-width="0.634cm"/>
        <style:text-properties fo:color="#ed7d31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4b18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634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Title 1" draw:style-name="gr1" draw:text-style-name="P2" draw:layer="layout" svg:width="14.228cm" svg:height="1.675cm" svg:x="1.154cm" svg:y="9.408cm">
          <text:p text:style-name="P1"><text:span text:style-name="T1">MRV_activities</text:span></text:p>
          <draw:enhanced-geometry svg:viewBox="0 0 21600 21600" draw:type="rectangle" draw:enhanced-path="M 0 0 L 21600 0 21600 21600 0 21600 0 0 Z N"/>
        </draw:custom-shape>
        <draw:custom-shape draw:name="Subtitle 2" draw:style-name="gr2" draw:text-style-name="P2" draw:layer="layout" svg:width="13.477cm" svg:height="1.248cm" svg:x="1.154cm" svg:y="11.395cm">
          <text:p text:style-name="P3"><text:span text:style-name="T2">Jaleel </text:span></text:p>
          <draw:enhanced-geometry svg:viewBox="0 0 21600 21600" draw:type="rectangle" draw:enhanced-path="M 0 0 L 21600 0 21600 21600 0 21600 0 0 Z N"/>
        </draw:custom-shape>
        <draw:custom-shape draw:name="Subtitle 2" draw:style-name="gr3" draw:text-style-name="P2" draw:layer="layout" svg:width="5.356cm" svg:height="1.028cm" svg:x="18.898cm" svg:y="12.816cm">
          <text:p text:style-name="P3"><text:span text:style-name="T3">08-Aug-2018</text:span></text:p>
          <draw:enhanced-geometry svg:viewBox="0 0 21600 21600" draw:type="rectangle" draw:enhanced-path="M 0 0 L 21600 0 21600 21600 0 21600 0 0 Z N"/>
        </draw:custom-shape>
        <draw:custom-shape draw:name="Subtitle 2" draw:style-name="gr3" draw:text-style-name="P2" draw:layer="layout" svg:width="13.477cm" svg:height="1.334cm" svg:x="1.154cm" svg:y="12.644cm">
          <text:p text:style-name="P3"><text:span text:style-name="T4">Project Manag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4" draw:layer="layout" svg:width="0cm" svg:height="0cm" svg:x="0cm" svg:y="0cm" draw:page-number="1" presentation:class="page"/>
          <draw:frame draw:name="Notes Placeholder 2" presentation:style-name="pr1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" draw:text-style-name="P5" draw:layer="layout" svg:width="0.001cm" svg:height="0.001cm" svg:x="0cm" svg:y="0cm" presentation:class="page-number">
            <draw:text-box>
              <text:p text:style-name="P4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Default_20_1">
        <draw:frame draw:name="Date Placeholder 3" presentation:style-name="pr3" draw:text-style-name="P6" draw:layer="layout" svg:width="5.714cm" svg:height="1.013cm" svg:x="1.746cm" svg:y="17.657cm" presentation:class="date-time" presentation:user-transformed="true">
          <draw:text-box>
            <text:p text:style-name="P4"><text:span text:style-name="T6"><text:date style:data-style-name="D1" text:date-value="2018-08-20">8/20/18</text:date></text:span></text:p>
          </draw:text-box>
        </draw:frame>
        <draw:frame draw:name="Footer Placeholder 4" presentation:style-name="pr3" draw:text-style-name="P7" draw:layer="layout" svg:width="8.572cm" svg:height="1.013cm" svg:x="8.414cm" svg:y="17.657cm" presentation:class="footer" presentation:user-transformed="true">
          <draw:text-box>
            <text:p text:style-name="P4"><text:span text:style-name="T6">Confidential and Proprietary C-2</text:span></text:p>
          </draw:text-box>
        </draw:frame>
        <draw:frame draw:name="Slide Number Placeholder 5" presentation:style-name="pr3" draw:text-style-name="P5" draw:layer="layout" svg:width="5.714cm" svg:height="1.013cm" svg:x="17.939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Subtitle 2" draw:style-name="gr2" draw:text-style-name="P2" draw:layer="layout" svg:width="12.484cm" svg:height="1.334cm" svg:x="0.68cm" svg:y="0.382cm">
          <text:p/>
          <draw:enhanced-geometry svg:viewBox="0 0 21600 21600" draw:type="rectangle" draw:enhanced-path="M 0 0 L 21600 0 21600 21600 0 21600 0 0 Z N"/>
        </draw:custom-shape>
        <draw:custom-shape draw:name="Subtitle 2" draw:style-name="gr2" draw:text-style-name="P2" draw:layer="layout" svg:width="12.484cm" svg:height="1.334cm" svg:x="0.011cm" svg:y="0.378cm">
          <text:p text:style-name="P3"><text:span text:style-name="T2">MRV activities</text:span></text:p>
          <draw:enhanced-geometry svg:viewBox="0 0 21600 21600" draw:type="rectangle" draw:enhanced-path="M 0 0 L 21600 0 21600 21600 0 21600 0 0 Z N"/>
        </draw:custom-shape>
        <draw:custom-shape draw:name="Rectangle 2" draw:style-name="gr5" draw:text-style-name="P2" draw:layer="layout" svg:width="21.907cm" svg:height="10.157cm" svg:x="1.746cm" svg:y="2.164cm">
          <text:p text:style-name="P8"><text:span text:style-name="T7">Project name : </text:span></text:p>
          <text:p text:style-name="P8"><text:span text:style-name="T7">Project scope : </text:span></text:p>
          <text:p text:style-name="P8"><text:span text:style-name="T7">ARi role :</text:span></text:p>
          <text:p text:style-name="P8"><text:span text:style-name="T7">Efficiency Gain :</text:span></text:p>
          <text:p text:style-name="P8"><text:span text:style-name="T7">Process Improvement :</text:span></text:p>
          <text:p text:style-name="P8"><text:span text:style-name="T7">New Ideas :</text:span></text:p>
          <text:p text:style-name="P8"><text:span text:style-name="T7"/></text:p>
          <text:p text:style-name="P8"><text:span text:style-name="T7">New Technologies:</text:span></text:p>
          <text:p text:style-name="P8"><text:span text:style-name="T6"/></text:p>
          <text:p text:style-name="P8"><text:span text:style-name="T7">Value addition </text:span><text:span text:style-name="T6">– </text:span></text:p>
          <text:p text:style-name="P8"><text:span text:style-name="T6"/></text:p>
          <text:p text:style-name="P8"><text:span text:style-name="T6"/></text:p>
          <text:p text:style-name="P8"><text:span text:style-name="T6"><text:tab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4" draw:layer="layout" svg:width="0cm" svg:height="0cm" svg:x="0cm" svg:y="0cm" draw:page-number="2" presentation:class="page"/>
          <draw:frame draw:name="Notes Placeholder 2" presentation:style-name="pr4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5" draw:layer="layout" svg:width="0.001cm" svg:height="0.001cm" svg:x="0cm" svg:y="0cm" presentation:class="page-number">
            <draw:text-box>
              <text:p text:style-name="P4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Default_20_1">
        <draw:frame draw:name="Date Placeholder 1" presentation:style-name="pr3" draw:text-style-name="P6" draw:layer="layout" svg:width="5.714cm" svg:height="1.013cm" svg:x="1.746cm" svg:y="17.657cm" presentation:class="date-time" presentation:user-transformed="true">
          <draw:text-box>
            <text:p text:style-name="P4"><text:span text:style-name="T6"><text:date style:data-style-name="D1" text:date-value="2018-08-20">8/20/18</text:date></text:span></text:p>
          </draw:text-box>
        </draw:frame>
        <draw:frame draw:name="Footer Placeholder 2" presentation:style-name="pr3" draw:text-style-name="P7" draw:layer="layout" svg:width="8.572cm" svg:height="1.013cm" svg:x="8.414cm" svg:y="17.657cm" presentation:class="footer" presentation:user-transformed="true">
          <draw:text-box>
            <text:p text:style-name="P4"><text:span text:style-name="T6">Confidential and Proprietary C-2</text:span></text:p>
          </draw:text-box>
        </draw:frame>
        <draw:frame draw:name="Slide Number Placeholder 3" presentation:style-name="pr3" draw:text-style-name="P5" draw:layer="layout" svg:width="5.714cm" svg:height="1.013cm" svg:x="17.939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Text Placeholder 2" draw:style-name="gr6" draw:text-style-name="P2" draw:layer="layout" svg:width="22.857cm" svg:height="13.713cm" svg:x="1.361cm" svg:y="3.976cm">
          <text:p/>
          <draw:enhanced-geometry draw:mirror-horizontal="false" draw:mirror-vertical="false" svg:viewBox="0 0 8228520 4936680" draw:type="non-primitive" draw:enhanced-path="M"/>
        </draw:custom-shape>
        <draw:custom-shape draw:name="TextBox 5" draw:style-name="gr5" draw:text-style-name="P2" draw:layer="layout" svg:width="19.253cm" svg:height="1.098cm" svg:x="1.361cm" svg:y="2.324cm">
          <text:p text:style-name="P8"><text:span text:style-name="T8">Below are domain skill learnings which are value additions</text:span><text:span text:style-name="T9">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2.699cm" svg:height="9.524cm" svg:x="3.175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20_1">
        <draw:frame draw:name="Date Placeholder 1" presentation:style-name="pr3" draw:text-style-name="P6" draw:layer="layout" svg:width="5.714cm" svg:height="1.013cm" svg:x="1.746cm" svg:y="17.657cm" presentation:class="date-time" presentation:user-transformed="true">
          <draw:text-box>
            <text:p text:style-name="P4"><text:span text:style-name="T6"><text:date style:data-style-name="D1" text:date-value="2018-08-20">8/20/18</text:date></text:span></text:p>
          </draw:text-box>
        </draw:frame>
        <draw:frame draw:name="Footer Placeholder 2" presentation:style-name="pr3" draw:text-style-name="P7" draw:layer="layout" svg:width="8.572cm" svg:height="1.013cm" svg:x="8.414cm" svg:y="17.657cm" presentation:class="footer" presentation:user-transformed="true">
          <draw:text-box>
            <text:p text:style-name="P4"><text:span text:style-name="T6">Confidential and Proprietary C-2</text:span></text:p>
          </draw:text-box>
        </draw:frame>
        <draw:frame draw:name="Slide Number Placeholder 3" presentation:style-name="pr3" draw:text-style-name="P5" draw:layer="layout" svg:width="5.714cm" svg:height="1.013cm" svg:x="17.939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Subtitle 2" draw:style-name="gr2" draw:text-style-name="P2" draw:layer="layout" svg:width="12.484cm" svg:height="1.334cm" svg:x="0.011cm" svg:y="0.378cm">
          <text:p text:style-name="P3"><text:span text:style-name="T2">MRV activities</text:span></text:p>
          <draw:enhanced-geometry svg:viewBox="0 0 21600 21600" draw:type="rectangle" draw:enhanced-path="M 0 0 L 21600 0 21600 21600 0 21600 0 0 Z N"/>
        </draw:custom-shape>
        <draw:custom-shape draw:name="TextBox 4" draw:style-name="gr5" draw:text-style-name="P2" draw:layer="layout" svg:width="7.558cm" svg:height="1.013cm" svg:x="9.427cm" svg:y="10.087cm">
          <text:p text:style-name="P8"><text:span text:style-name="T6">Insert picture here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2.699cm" svg:height="9.524cm" svg:x="3.175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2">
        <draw:custom-shape draw:name="Subtitle 2" draw:style-name="gr3" draw:text-style-name="P2" draw:layer="layout" svg:width="13.477cm" svg:height="1.334cm" svg:x="6.12cm" svg:y="5.963cm">
          <text:p text:style-name="P9"><text:span text:style-name="T10">THANK YOU</text:span></text:p>
          <text:p text:style-name="P9"><text:span text:style-name="T11"/></text:p>
          <draw:enhanced-geometry svg:viewBox="0 0 21600 21600" draw:type="rectangle" draw:enhanced-path="M 0 0 L 21600 0 21600 21600 0 21600 0 0 Z N"/>
        </draw:custom-shape>
        <draw:custom-shape draw:name="Subtitle 2" draw:style-name="gr3" draw:text-style-name="P2" draw:layer="layout" svg:width="13.477cm" svg:height="1.334cm" svg:x="6.12cm" svg:y="8.104cm">
          <text:p text:style-name="P9"><text:span text:style-name="T12">jkadumru@autorobinc.com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2.699cm" svg:height="9.524cm" svg:x="3.175cm" svg:y="1.93cm" draw:page-number="5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4cm, 0.738cm, 0.192cm, 0.78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33cm, 0cm, 0.234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.353cm" fo:margin-bottom="0cm" fo:line-height="90%" fo:text-align="end" fo:text-indent="0cm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style:font-family-generic="swiss" fo:font-size="10pt" fo:letter-spacing="normal" fo:font-style="normal" style:text-underline-style="none" fo:font-weight="bold" style:font-size-asian="10pt" style:font-style-asian="normal" style:font-weight-asian="bold" style:font-family-complex="Arial" style:font-family-generic-complex="swiss" style:font-size-complex="10pt" style:font-style-complex="normal" style:font-weight-complex="bold"/>
    </style:style>
    <style:style style:name="MT2" style:family="text">
      <style:text-properties fo:color="#000000" style:text-line-through-style="none" fo:font-family="'Square721 BT'" style:font-family-generic="swiss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001cm" text:min-label-width="0.634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Subtitle 2" draw:style-name="Mgr3" draw:text-style-name="MP4" draw:layer="backgroundobjects" svg:width="6.514cm" svg:height="0.596cm" svg:x="18.437cm" svg:y="18.488cm">
        <text:p text:style-name="MP3"><text:span text:style-name="MT1">Confidential and Proprietary-C2</text:span></text:p>
        <draw:enhanced-geometry svg:viewBox="0 0 21600 21600" draw:type="rectangle" draw:enhanced-path="M 0 0 L 21600 0 21600 21600 0 21600 0 0 Z N"/>
      </draw:custom-shape>
      <draw:custom-shape draw:name="Rectangle 4" draw:style-name="Mgr4" draw:text-style-name="MP4" draw:layer="backgroundobjects" svg:width="11.264cm" svg:height="3.691cm" svg:x="1.152cm" svg:y="2.375cm">
        <text:p/>
        <draw:enhanced-geometry svg:viewBox="0 0 21600 21600" draw:type="rectangle" draw:enhanced-path="M 0 0 L 21600 0 21600 21600 0 21600 0 0 Z N"/>
      </draw:custom-shape>
      <draw:frame draw:name="Picture 2" draw:style-name="Mgr5" draw:text-style-name="MP5" draw:layer="backgroundobjects" svg:width="11.476cm" svg:height="3.762cm" svg:x="1.67cm" svg:y="2.916cm">
        <draw:image xlink:href="Pictures/10000201000002E2000000FBF5EA29B8.png" xlink:type="simple" xlink:show="embed" xlink:actuate="onLoad">
          <text:p/>
        </draw:image>
      </draw:frame>
      <draw:custom-shape draw:name="TextBox 5" draw:style-name="Mgr6" draw:text-style-name="MP4" draw:layer="backgroundobjects" svg:width="11.476cm" svg:height="0.843cm" svg:x="1.67cm" svg:y="6.914cm">
        <text:p text:style-name="MP6"><text:span text:style-name="MT2">ISO 9001:2008 <text:s/>&amp; <text:s/>ISO 27001:2013</text:span></text:p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Date Placeholder 3" presentation:style-name="Mpr3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18-08-20">8/20/18</text:date></text:span></text:p>
        </draw:text-box>
      </draw:frame>
      <draw:frame draw:name="Footer Placeholder 4" presentation:style-name="Mpr3" draw:text-style-name="MP9" draw:layer="backgroundobjects" svg:width="8.572cm" svg:height="1.013cm" svg:x="8.414cm" svg:y="17.657cm" presentation:class="footer" presentation:user-transformed="true">
        <draw:text-box>
          <text:p text:style-name="MP7"><text:span text:style-name="MT3">Confidential and Proprietary C-2</text:span></text:p>
        </draw:text-box>
      </draw:frame>
      <draw:frame draw:name="Slide Number Placeholder 5" presentation:style-name="Mpr3" draw:text-style-name="MP10" draw:layer="backgroundobjects" svg:width="5.714cm" svg:height="1.013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Subtitle 2" draw:style-name="Mgr3" draw:text-style-name="MP4" draw:layer="backgroundobjects" svg:width="5.019cm" svg:height="0.49cm" svg:x="19.05cm" svg:y="18.453cm">
        <text:p text:style-name="MP3"><text:span text:style-name="MT1">www.autorobinc.com</text:span></text:p>
        <draw:enhanced-geometry svg:viewBox="0 0 21600 21600" draw:type="rectangle" draw:enhanced-path="M 0 0 L 21600 0 21600 21600 0 21600 0 0 Z N"/>
      </draw:custom-shape>
      <draw:frame draw:name="Picture 5" draw:style-name="Mgr7" draw:text-style-name="MP5" draw:layer="backgroundobjects" svg:width="0.504cm" svg:height="0.49cm" svg:x="8.856cm" svg:y="16.101cm">
        <draw:image xlink:href="Pictures/10000201000000540000002B074EDBEA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77"/>
    <meta:generator>OpenOffice/4.0.0$Win32 OpenOffice.org_project/400m3$Build-9702</meta:generator>
  </office:meta>
</office:document-meta>
</file>